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sans-serif"/>
    <style:font-face style:name="Helvetica" svg:font-family="Helvetica, 'Helvetica CE', Arial, 'Arial CE', sans-serif"/>
    <style:font-face style:name="OpenSymbol" svg:font-family="OpenSymbol"/>
    <style:font-face style:name="Tahoma1" svg:font-family="Tahoma"/>
    <style:font-face style:name="Verdana" svg:font-family="Verdana, 'Arial CE', 'Helvetica CE', Arial, Helvetica, sans-serif"/>
    <style:font-face style:name="Helvetica1" svg:font-family="Helvetica, 'Helvetica CE', Arial, 'Arial CE', sans-serif"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language="cs" fo:country="CZ"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language="en" fo:country="US" style:font-size-asian="12pt" style:font-size-complex="12pt"/>
    </style:style>
    <style:style style:name="P7" style:family="paragraph" style:parent-style-name="Standard">
      <style:paragraph-properties fo:margin-left="0cm" fo:margin-right="0cm" fo:text-align="center" style:justify-single-word="false" fo:orphans="2" fo:widows="2" fo:text-indent="0cm" style:auto-text-indent="false"/>
      <style:text-properties style:font-name="Arial" fo:font-size="24pt" fo:font-weight="bold" style:font-size-asian="24pt" style:font-weight-asian="bold" style:font-size-complex="24pt" style:font-weight-complex="bold"/>
    </style:style>
    <style:style style:name="P8" style:family="paragraph" style:parent-style-name="Heading_20_3">
      <style:paragraph-properties fo:text-align="center" style:justify-single-word="false"/>
      <style:text-properties fo:font-variant="normal" fo:text-transform="none" fo:color="#1f1d1d" style:font-name="Arial" fo:font-size="24pt" fo:letter-spacing="normal" fo:font-style="normal" fo:font-weight="bold" style:font-size-asian="24pt" style:font-weight-asian="bold" style:font-size-complex="24pt" style:font-weight-complex="bold"/>
    </style:style>
    <style:style style:name="P9" style:family="paragraph" style:parent-style-name="Text_20_body">
      <style:paragraph-properties fo:text-align="start" style:justify-single-word="false"/>
      <style:text-properties fo:font-variant="normal" fo:text-transform="none" fo:color="#1f1d1d" style:font-name="Helvetica" fo:font-size="12pt" fo:letter-spacing="normal" fo:language="cs" fo:country="CZ"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ext_20_body">
      <style:text-properties fo:font-variant="normal" fo:text-transform="none" fo:color="#1f1d1d" style:font-name="Helvetica" fo:font-size="12pt" fo:letter-spacing="normal" fo:font-style="normal" fo:font-weight="normal" style:font-size-asian="12pt" style:font-size-complex="12pt"/>
    </style:style>
    <style:style style:name="P11" style:family="paragraph" style:parent-style-name="Text_20_body">
      <style:text-properties style:font-name="Helvetica1"/>
    </style:style>
    <style:style style:name="P12" style:family="paragraph" style:parent-style-name="Text_20_body">
      <style:text-properties style:font-name="Helvetica1" fo:font-weight="normal" style:font-weight-asian="normal" style:font-weight-complex="normal"/>
    </style:style>
    <style:style style:name="P13" style:family="paragraph" style:parent-style-name="Text_20_body">
      <style:text-properties style:font-name="Helvetica1" fo:font-size="12pt" fo:language="en" fo:country="US" style:font-size-asian="12pt" style:font-size-complex="12pt"/>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fo:font-size="11pt" style:font-size-asian="11pt" style:font-size-complex="11pt"/>
    </style:style>
    <style:style style:name="P16" style:family="paragraph" style:parent-style-name="Standard">
      <style:paragraph-properties fo:text-align="start" style:justify-single-word="false"/>
      <style:text-properties fo:font-variant="normal" fo:text-transform="none" fo:color="#1f1d1d" style:font-name="Helvetica" fo:font-size="12pt" fo:letter-spacing="normal" fo:language="en" fo:country="US" fo:font-style="normal" fo:font-weight="normal" style:font-size-asian="12pt" style:font-size-complex="12pt"/>
    </style:style>
    <style:style style:name="P17" style:family="paragraph" style:parent-style-name="Standard">
      <style:paragraph-properties fo:text-align="start" style:justify-single-word="false"/>
      <style:text-properties fo:font-variant="normal" fo:text-transform="none" fo:color="#1f1d1d" style:font-name="Helvetica" fo:font-size="12pt" fo:letter-spacing="normal" fo:language="cs" fo:country="CZ"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variant="normal" fo:text-transform="none" fo:color="#1f1d1d" style:font-name="Helvetica" fo:font-size="12pt" fo:letter-spacing="normal" fo:language="cs" fo:country="CZ" fo:font-style="normal" fo:font-weight="normal" style:font-size-asian="12pt" style:font-size-complex="12pt"/>
    </style:style>
    <style:style style:name="P19" style:family="paragraph" style:parent-style-name="Standard">
      <style:paragraph-properties fo:text-align="start" style:justify-single-word="false"/>
      <style:text-properties fo:font-variant="normal" fo:text-transform="none" fo:color="#1f1d1d" style:font-name="Helvetica" fo:font-size="12pt" fo:letter-spacing="normal" fo:font-style="normal" fo:font-weight="normal" style:font-size-asian="12pt" style:font-size-complex="12pt"/>
    </style:style>
    <style:style style:name="P20" style:family="paragraph" style:parent-style-name="Standard">
      <style:paragraph-properties fo:text-align="start" style:justify-single-word="false"/>
      <style:text-properties fo:font-variant="normal" fo:text-transform="none" fo:color="#1f1d1d" style:font-name="Helvetica" fo:font-size="12pt" fo:letter-spacing="normal" fo:font-style="normal" fo:font-weight="normal" style:font-size-asian="12pt" style:font-weight-asian="normal" style:font-size-complex="12pt" style:font-weight-complex="normal"/>
    </style:style>
    <style:style style:name="P21" style:family="paragraph" style:parent-style-name="Heading_20_3">
      <style:text-properties fo:font-variant="normal" fo:text-transform="none" fo:color="#1f1d1d" style:font-name="Helvetica" fo:letter-spacing="normal" fo:font-weight="normal" style:font-weight-asian="normal" style:font-weight-complex="normal"/>
    </style:style>
    <style:style style:name="P22" style:family="paragraph" style:parent-style-name="Heading_20_3">
      <style:text-properties fo:font-variant="normal" fo:text-transform="none" fo:color="#1f1d1d" style:font-name="Helvetica" fo:letter-spacing="normal" fo:font-style="normal" fo:font-weight="normal"/>
    </style:style>
    <style:style style:name="P23" style:family="paragraph" style:parent-style-name="Heading_20_3">
      <style:text-properties style:font-name="Helvetica1" fo:font-weight="normal" style:font-weight-asian="normal" style:font-weight-complex="normal"/>
    </style:style>
    <style:style style:name="P24" style:family="paragraph" style:parent-style-name="Heading_20_3">
      <style:text-properties style:font-name="Helvetica1" fo:font-size="14pt" fo:font-weight="normal" style:font-size-asian="14pt" style:font-weight-asian="normal" style:font-size-complex="14pt" style:font-weight-complex="normal"/>
    </style:style>
    <style:style style:name="P25" style:family="paragraph" style:parent-style-name="Heading_20_1">
      <style:text-properties fo:font-variant="normal" fo:text-transform="none" fo:color="#1f1d1d" style:font-name="Helvetica" fo:letter-spacing="normal" fo:font-style="normal" fo:font-weight="normal"/>
    </style:style>
    <style:style style:name="P26" style:family="paragraph" style:parent-style-name="Text_20_body">
      <style:text-properties fo:font-variant="normal" fo:text-transform="none" fo:color="#1f1d1d" style:font-name="Helvetica1" fo:letter-spacing="normal" fo:language="cs" fo:country="CZ" fo:font-style="normal" fo:font-weight="normal"/>
    </style:style>
    <style:style style:name="P27" style:family="paragraph" style:parent-style-name="Heading_20_2">
      <style:text-properties fo:font-style="normal" fo:font-weight="normal" style:font-style-asian="normal" style:font-weight-asian="normal" style:font-style-complex="normal" style:font-weight-complex="normal"/>
    </style:style>
    <style:style style:name="P28" style:family="paragraph" style:parent-style-name="Heading_20_2">
      <style:paragraph-properties fo:break-before="page"/>
      <style:text-properties fo:font-style="normal" fo:font-weight="normal"/>
    </style:style>
    <style:style style:name="T1" style:family="text">
      <style:text-properties fo:font-variant="normal" fo:text-transform="none" fo:color="#202020" fo:letter-spacing="normal" fo:font-style="normal"/>
    </style:style>
    <style:style style:name="T2" style:family="text">
      <style:text-properties fo:font-variant="normal" fo:text-transform="none" fo:color="#1f1d1d" style:font-name="Helvetica" fo:letter-spacing="normal"/>
    </style:style>
    <style:style style:name="T3" style:family="text">
      <style:text-properties fo:font-variant="normal" fo:text-transform="none" fo:color="#1f1d1d" style:font-name="Helvetica" fo:letter-spacing="normal" fo:font-style="normal"/>
    </style:style>
    <style:style style:name="T4" style:family="text">
      <style:text-properties fo:font-variant="normal" fo:text-transform="none" fo:color="#1f1d1d" style:font-name="Helvetica" fo:letter-spacing="normal" fo:font-style="normal" fo:font-weight="normal"/>
    </style:style>
    <style:style style:name="T5" style:family="text">
      <style:text-properties fo:font-variant="normal" fo:text-transform="none" fo:color="#1f1d1d" style:font-name="Helvetica" fo:letter-spacing="normal" fo:language="en" fo:country="US"/>
    </style:style>
    <style:style style:name="T6" style:family="text">
      <style:text-properties fo:font-variant="normal" fo:text-transform="none" fo:color="#1f1d1d" style:font-name="Helvetica" fo:letter-spacing="normal" fo:language="en" fo:country="US" fo:font-style="normal" fo:font-weight="normal"/>
    </style:style>
    <style:style style:name="T7" style:family="text">
      <style:text-properties fo:font-variant="normal" fo:text-transform="none" fo:color="#1f1d1d" style:font-name="Helvetica" fo:letter-spacing="normal" fo:language="cs" fo:country="CZ" fo:font-style="normal" fo:font-weight="normal"/>
    </style:style>
    <style:style style:name="T8" style:family="text">
      <style:text-properties fo:font-variant="normal" fo:text-transform="none" fo:color="#1f1d1d" style:font-name="Helvetica" fo:font-size="12pt" fo:letter-spacing="normal" fo:font-style="normal" style:font-size-asian="12pt" style:font-size-complex="12pt"/>
    </style:style>
    <style:style style:name="T9" style:family="text">
      <style:text-properties fo:font-variant="normal" fo:text-transform="none" fo:color="#1f1d1d" style:font-name="Helvetica" fo:font-size="14pt" fo:letter-spacing="normal" fo:font-style="normal" style:font-size-asian="14pt" style:font-size-complex="14pt"/>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style-asian="normal" style:font-weight-asian="normal" style:font-style-complex="normal" style:font-weight-complex="normal"/>
    </style:style>
    <style:style style:name="T12" style:family="text">
      <style:text-properties fo:language="en" fo:country="US" fo:font-style="normal" fo:font-weight="normal" style:font-style-asian="normal" style:font-weight-asian="normal" style:font-style-complex="normal" style:font-weight-complex="normal"/>
    </style:style>
    <style:style style:name="T13" style:family="text">
      <style:text-properties fo:language="cs" fo:country="CZ"/>
    </style:style>
    <style:style style:name="T14" style:family="text">
      <style:text-properties fo:language="cs" fo:country="CZ"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2">Západočeská univerzita v Plzni </text:p>
      <text:p text:style-name="P2">Fakulta aplikovaných věd </text:p>
      <text:p text:style-name="P2">Katedra informatiky a výpočetní techniky</text:p>
      <text:p text:style-name="P1"/>
      <text:p text:style-name="P1"/>
      <text:p text:style-name="P1"/>
      <text:p text:style-name="P1"/>
      <text:p text:style-name="P7"><text:span text:style-name="T1">Dokumentace k Projektu 5</text:span> </text:p>
      <text:h text:style-name="P8" text:outline-level="3">jQuery - prototyp pluginu pro rezervační systém</text:h>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lzeň, 2012 <text:tab/><text:tab/><text:tab/><text:tab/><text:tab/><text:tab/><text:tab/><text:tab/><text:tab/><text:tab/><text:tab/>Petr Kukrál</text:p>
      <text:h text:outline-level="1"><text:soft-page-break/>Úvod</text:h>
      <text:p text:style-name="Text_20_body"><text:span text:style-name="T7">Zadání bylo vytvořit v jazyce JasaScript plugin pro knihovnu JQuery. Plugin má sloužit jako obecnější rezervační systém a má být odzkoušen na rezervaci v kině. Vstup má být ze souboru ve formátu cvs. Aby bylo dosaženo možnosti změny místa (sálu), plugin bude obsahovat možnost vybrání jiného souboru.</text:span></text:p>
      <text:h text:style-name="Heading_20_2" text:outline-level="2"><text:span text:style-name="T7">Seznámení se s problémem</text:span></text:h>
      <text:p text:style-name="P11">Po prostudování knihy <text:span text:style-name="T13">JQuery (Jquery kuchařka programátora, vydavatelství CPRESS) <text:s/>jsem navrhl jednoduchý plugin pro rezervaci kina tak, aby se pomocí parametrů pluginu, css a html dal použít i v dalších rezervačních systémech, jako je třeba squash.</text:span></text:p>
      <text:h text:style-name="P25" text:outline-level="1">Tvorbu jednoduchého pluginu.</text:h>
      <text:p text:style-name="P16"/>
      <text:h text:style-name="Heading_20_2" text:outline-level="2"><text:span text:style-name="T6">Popis </text:span><text:span text:style-name="T7">nastavení pluginu</text:span><text:span text:style-name="T4">:</text:span></text:h>
      <text:h text:style-name="P21" text:outline-level="3">format</text:h>
      <text:p text:style-name="P17">Formát vsputu. </text:p>
      <text:p text:style-name="P5"><text:span text:style-name="T2">Formát vstupu musí být </text:span><text:span text:style-name="T5">xls, cvs nebo JSON. </text:span></text:p>
      <text:p text:style-name="P17">Typ: řetězec</text:p>
      <text:p text:style-name="P17">Automaticky: cvs</text:p>
      <text:p text:style-name="P5"><text:span text:style-name="T2">Příklad </text:span><text:span text:style-name="T5">vstupu</text:span><text:span text:style-name="T2">: </text:span><text:span text:style-name="T5">“xls”</text:span></text:p>
      <text:p text:style-name="P17">Poznámka:</text:p>
      <text:p text:style-name="P5"><text:span text:style-name="T5">Jde-li o form</text:span><text:span text:style-name="T2">át xls, musíte si dát pozor v novodobých offisech na způsob uložení. Formát xls nesmí být komprimovaný jako formát xlsx. Příklad vstupu xls (z Microsoft Office Excel) v nešifrovaném tvaru. (můžete si ověřit spuštěním souboru z poznámkového bloku)</text:span></text:p>
      <text:p text:style-name="P17">[A]<text:tab/>2<text:tab/>1<text:tab/><text:tab/>-<text:tab/>1<text:tab/>2<text:tab/></text:p>
      <text:p text:style-name="P17">[B]<text:tab/>1<text:tab/>1<text:tab/>1<text:tab/>-<text:tab/>1<text:tab/>1<text:tab/>1</text:p>
      <text:p text:style-name="P17">[C]<text:tab/>1<text:tab/>1<text:tab/>1<text:tab/>-<text:tab/>1<text:tab/>1<text:tab/>1</text:p>
      <text:p text:style-name="P17">[D]<text:tab/>1<text:tab/>1<text:tab/>1<text:tab/>-<text:tab/>1<text:tab/>1<text:tab/>1</text:p>
      <text:p text:style-name="P17">[E]<text:tab/>1<text:tab/>1<text:tab/>1<text:tab/>-<text:tab/>1<text:tab/>1<text:tab/>1</text:p>
      <text:h text:style-name="P22" text:outline-level="3">input</text:h>
      <text:p text:style-name="P9">Jde o samotný vstup.</text:p>
      <text:p text:style-name="P17">Typ: řetězec</text:p>
      <text:p text:style-name="P5"><text:span text:style-name="T2">Automaticky </text:span><text:span text:style-name="T5">(ve form</text:span><text:span text:style-name="T2">átu cvs</text:span><text:span text:style-name="T5">)</text:span><text:span text:style-name="T2">: "1,1,1,2,;,1,1,1,1;,,2,, ;",</text:span></text:p>
      <text:p text:style-name="P5"><text:span text:style-name="T2">Příklad </text:span><text:span text:style-name="T5">vstupu (pro xls)</text:span><text:span text:style-name="T2">:</text:span></text:p>
      <text:p text:style-name="P17">„[A]<text:tab/>2<text:tab/>1<text:tab/><text:tab/>-<text:tab/>1<text:tab/>2<text:tab/></text:p>
      <text:p text:style-name="P17">[B]<text:tab/>1<text:tab/>1<text:tab/>1<text:tab/>-<text:tab/>1<text:tab/>1<text:tab/>1</text:p>
      <text:p text:style-name="P17">[C]<text:tab/>1<text:tab/>1<text:tab/>1<text:tab/>-<text:tab/>1<text:tab/>1<text:tab/>1</text:p>
      <text:p text:style-name="P17">[D]<text:tab/>1<text:tab/>1<text:tab/>1<text:tab/>-<text:tab/>1<text:tab/>1<text:tab/>1</text:p>
      <text:p text:style-name="P17">[E]<text:tab/>1<text:tab/>1<text:tab/>1<text:tab/>-<text:tab/>1<text:tab/>1<text:tab/>1“</text:p>
      <text:p text:style-name="P17">Poznámka:</text:p>
      <text:p text:style-name="P17">Jak je vidět z příkladu výše, značky v souboru se rozdělují do čtyř skupin.</text:p>
      <text:p text:style-name="P17">1 znázorňuje jeden element. Například u kina je to jednosedačka, u kurtu to může být jeden hráč.</text:p>
      <text:p text:style-name="P17">2 znázorňuje dvojelement. V kině si můžeme představit jako dvojsedačku.</text:p>
      <text:p text:style-name="P17">- (pomlčka) znázorňuje vynechané místo. Dá se využít například k vytvoření uličky.</text:p>
      <text:p text:style-name="P5"><text:soft-page-break/><text:span text:style-name="T2">[název řady] (v příkladu </text:span><text:span text:style-name="T5">[</text:span><text:span text:style-name="T2">A</text:span><text:span text:style-name="T5">] </text:span><text:span text:style-name="T2">) se vygeneruje jako název řady. Hranaté závorky slouží jen jako označení řady pro script, ve scriptu se pak odstraní.</text:span></text:p>
      <text:p text:style-name="P19"/>
      <text:h text:style-name="P22" text:outline-level="3">name_class_element</text:h>
      <text:p text:style-name="P4"><text:span text:style-name="T7">N</text:span><text:span text:style-name="T4">ázev třídy elementu pro css. </text:span><text:span text:style-name="T7">V kinu to bude jednosedačka.</text:span></text:p>
      <text:p text:style-name="P18">Typ: řetězec</text:p>
      <text:p text:style-name="P18">Automaticky: "sedadlo"</text:p>
      <text:p text:style-name="P19"/>
      <text:h text:style-name="P22" text:outline-level="3">name_class_without_element</text:h>
      <text:p text:style-name="P19"/>
      <text:p text:style-name="P4"><text:span text:style-name="T7">N</text:span><text:span text:style-name="T4">ázev třídy elementu pro prázdné místo pro css. </text:span><text:span text:style-name="T7">V kinu to bude tedy řada.</text:span></text:p>
      <text:p text:style-name="P18">Typ: řetězec</text:p>
      <text:p text:style-name="P18">Automaticky: "vynechane_misto"</text:p>
      <text:p text:style-name="P18"/>
      <text:h text:style-name="P22" text:outline-level="3">mouse_over</text:h>
      <text:p text:style-name="P4"><text:span text:style-name="T6">F</text:span><text:span text:style-name="T4">unkce která se spustí po přejetí myši přes element.</text:span></text:p>
      <text:p text:style-name="P16">Typ: funkce</text:p>
      <text:p text:style-name="P16">Automaticky: mouseOverDefault</text:p>
      <text:p text:style-name="P6"><text:span text:style-name="T4">Pozn</text:span><text:span text:style-name="T7">ámka:</text:span></text:p>
      <text:p text:style-name="P18">Tato defaultní funkce vypadá takto.</text:p>
      <text:p text:style-name="P18"/>
      <text:p text:style-name="P18">function mouseOverDefault(e) {</text:p>
      <text:p text:style-name="P18"><text:tab/>$(e.target)</text:p>
      <text:p text:style-name="P18"><text:tab/><text:tab/>.stop(true)</text:p>
      <text:p text:style-name="P18"><text:tab/><text:tab/>.animate({opacity: 0}, 500);</text:p>
      <text:p text:style-name="P18">}</text:p>
      <text:p text:style-name="P19"/>
      <text:h text:style-name="P22" text:outline-level="3">mouse_up</text:h>
      <text:p text:style-name="P4"><text:span text:style-name="T7">F</text:span><text:span text:style-name="T4">unkce která se spustí po klepnutí myši na element.</text:span></text:p>
      <text:p text:style-name="P18">Typ: funkce</text:p>
      <text:p text:style-name="P18">Automaticky: mouseUpDefault</text:p>
      <text:p text:style-name="P18">Poznámka: Tato funkce zatím nebyla jako defaultní implementována, můžete ji ale překrýt svou funkcí.</text:p>
      <text:p text:style-name="P16"/>
      <text:h text:style-name="P22" text:outline-level="3">mouse_out</text:h>
      <text:p text:style-name="P4"><text:span text:style-name="T7">F</text:span><text:span text:style-name="T4">unkce která se spustí po opuštění myší element.</text:span></text:p>
      <text:p text:style-name="P18">Typ: funkce</text:p>
      <text:p text:style-name="P18">Automaticky: <text:s/>mouseOutDefault</text:p>
      <text:p text:style-name="P18">Poznámka:</text:p>
      <text:p text:style-name="P18">Tato funkce má automaticky tuto implementaci:</text:p>
      <text:p text:style-name="P18"/>
      <text:p text:style-name="P18">function mouseOutDefault(e) {</text:p>
      <text:p text:style-name="P18"><text:tab/>$(e.target)</text:p>
      <text:p text:style-name="P18"><text:tab/><text:tab/>.stop(true)</text:p>
      <text:p text:style-name="P18"><text:tab/><text:tab/>.animate({opacity: 1}, 200);</text:p>
      <text:p text:style-name="P18"><text:soft-page-break/>}</text:p>
      <text:p text:style-name="P18"/>
      <text:h text:style-name="P22" text:outline-level="3">img_element</text:h>
      <text:p text:style-name="P4"><text:span text:style-name="T7">Cesta k o</text:span><text:span text:style-name="T4">brázk</text:span><text:span text:style-name="T7">u</text:span><text:span text:style-name="T4"> elementu. </text:span><text:span text:style-name="T7">V kině to budenapříklad obrázek jednosedačky.</text:span></text:p>
      <text:p text:style-name="P18">Typ: řetězec</text:p>
      <text:p text:style-name="P18">Automaticky: "images/modre_jednosedadlo.png"</text:p>
      <text:p text:style-name="P18"/>
      <text:h text:style-name="P22" text:outline-level="3">img_double_element</text:h>
      <text:p text:style-name="P4"><text:span text:style-name="T7">Cesta k o</text:span><text:span text:style-name="T4">brázek dvojelementu např. </text:span><text:span text:style-name="T7">d</text:span><text:span text:style-name="T4">vojsedačky.</text:span></text:p>
      <text:p text:style-name="P18">Typ: řetězec</text:p>
      <text:p text:style-name="P18">Automaticky: "images/modre_dvojsedadlo.png"</text:p>
      <text:p text:style-name="P19"/>
      <text:h text:style-name="P22" text:outline-level="3">img_reserved</text:h>
      <text:p text:style-name="P4"><text:span text:style-name="T7">Cesta k o</text:span><text:span text:style-name="T4">brázk</text:span><text:span text:style-name="T7">u</text:span><text:span text:style-name="T4"> rezervovaného elementu </text:span><text:span text:style-name="T7">např. rezervované jednosedačky</text:span><text:span text:style-name="T4">.</text:span></text:p>
      <text:p text:style-name="P18">Typ: řetězec</text:p>
      <text:p text:style-name="P18">Automaticky: "images/tmavesede_jednosedadlo.png"</text:p>
      <text:p text:style-name="P18"/>
      <text:h text:style-name="P22" text:outline-level="3">img_double_reserved</text:h>
      <text:p text:style-name="P4"><text:span text:style-name="T7">Cesta k o</text:span><text:span text:style-name="T4">brázk</text:span><text:span text:style-name="T7">u</text:span><text:span text:style-name="T4"> rezervovaného dvojelementu např. </text:span><text:span text:style-name="T7">rezervované</text:span><text:span text:style-name="T4"> dvojsedačky.</text:span></text:p>
      <text:p text:style-name="P18">Typ: řetězec</text:p>
      <text:p text:style-name="P18">Automaticky: "images/tmavesede_dvojsedadlo.png"</text:p>
      <text:p text:style-name="P18"/>
      <text:h text:style-name="P22" text:outline-level="3">img_selected</text:h>
      <text:p text:style-name="P4"><text:span text:style-name="T7">Cesta k o</text:span><text:span text:style-name="T4">brázk</text:span><text:span text:style-name="T7">u</text:span><text:span text:style-name="T4"> vybraného elementu </text:span><text:span text:style-name="T7">např. vybrané jednosedačky.</text:span></text:p>
      <text:p text:style-name="P18">Typ: řetězec</text:p>
      <text:p text:style-name="P18">Automaticky: "images/zelene_jednosedadlo.png"</text:p>
      <text:p text:style-name="P19"/>
      <text:h text:style-name="P22" text:outline-level="3">img_double_selected</text:h>
      <text:p text:style-name="P4"><text:span text:style-name="T7">Cesta k o</text:span><text:span text:style-name="T4">brázk</text:span><text:span text:style-name="T7">u</text:span><text:span text:style-name="T4"> vybraného dvojelementu např. </text:span><text:span text:style-name="T7">vybrané</text:span><text:span text:style-name="T4"> dvojsedačky.</text:span></text:p>
      <text:p text:style-name="P18">Typ: řetězec</text:p>
      <text:p text:style-name="P18">Automaticky: "images/zelene_dvojsedadlo.png"</text:p>
      <text:p text:style-name="P18"/>
      <text:h text:style-name="P22" text:outline-level="3">legend</text:h>
      <text:p text:style-name="P4"><text:span text:style-name="T7">J</text:span><text:span text:style-name="T4">estli se má vypsat legenda. </text:span><text:span text:style-name="T7">Tato legenda jsou obrázky vybraného, rezervovaného a normálního elementu. Parametry se zadávájí do dalších nastavení.</text:span></text:p>
      <text:p text:style-name="P18">Typ: řetězec - pravdivostní hodnota</text:p>
      <text:p text:style-name="P18">Automaticky: "TRUE"</text:p>
      <text:p text:style-name="P18"/>
      <text:h text:style-name="P23" text:outline-level="3">legend_target</text:h>
      <text:p text:style-name="P20">Id elementu nebo třída kam se má legenda vypsat. Tedy jednoduše si nadekladujete nějaký prvek (třeba div) s třídou .row a script tam legendu vypíše.</text:p>
      <text:p text:style-name="P20"><text:soft-page-break/>Typ: řetězec</text:p>
      <text:p text:style-name="P20">Automaticky: "#legend .row"</text:p>
      <text:p text:style-name="P20"/>
      <text:h text:style-name="P23" text:outline-level="3">legend_title</text:h>
      <text:p text:style-name="P12">Slouží jako popisek legendy.</text:p>
      <text:p text:style-name="P12">Typ: řetězec</text:p>
      <text:p text:style-name="P12">Automaticky: <text:span text:style-name="T8">"Legenda"</text:span></text:p>
      <text:p text:style-name="P12"><text:span text:style-name="T8"/></text:p>
      <text:h text:style-name="P23" text:outline-level="3"><text:span text:style-name="T9">legend_element</text:span></text:h>
      <text:p text:style-name="P20">Popisek elementu. V kině by se např. jednalo o obrázek sedačky v normálním stavu.</text:p>
      <text:p text:style-name="P20">Typ: řetězec</text:p>
      <text:p text:style-name="P20"><text:span text:style-name="T8">Automaticky: "</text:span>volná sedačka<text:span text:style-name="T8">"</text:span></text:p>
      <text:p text:style-name="P10"/>
      <text:h text:style-name="P23" text:outline-level="3"><text:span text:style-name="T9">legend_ reserved</text:span></text:h>
      <text:p text:style-name="P20">Popisek rezervovaného elementu.</text:p>
      <text:p text:style-name="P20">Typ: řetězec</text:p>
      <text:p text:style-name="P20">Automaticky: "rezervovaná sedačka"</text:p>
      <text:p text:style-name="P20"/>
      <text:h text:style-name="P24" text:outline-level="3"><text:span text:style-name="T3">legend_selected</text:span></text:h>
      <text:p text:style-name="P20">Popisek vybraného elementu.</text:p>
      <text:p text:style-name="P20">Typ: řetězec</text:p>
      <text:p text:style-name="P20">Automaticky: "vybraná sedačka"</text:p>
      <text:p text:style-name="P20"/>
      <text:p text:style-name="P20"/>
      <text:h text:style-name="P27" text:outline-level="2">Nastavující JavaScript může tedy vypadat např. takto:</text:h>
      <text:p text:style-name="P19"/>
      <text:p text:style-name="P19">$(document).ready(function () {</text:p>
      <text:p text:style-name="P19"><text:tab/>$("#cinema").booking_system({</text:p>
      <text:p text:style-name="P19"><text:tab/><text:tab/>format: "json",</text:p>
      <text:p text:style-name="P19"><text:tab/><text:tab/>input: $("#json").text()</text:p>
      <text:p text:style-name="P19"><text:tab/>});</text:p>
      <text:p text:style-name="P19">});</text:p>
      <text:p text:style-name="P19"/>
      <text:h text:style-name="P28" text:outline-level="2"><text:span text:style-name="T11">HTML soubor musí obsahovat tuto strukturu</text:span></text:h>
      <text:p text:style-name="P14"><text:span text:style-name="T10"/></text:p>
      <text:p text:style-name="P14"><text:span text:style-name="T10">&lt;div id="cinema"&gt;&lt;/div&gt;</text:span></text:p>
      <text:p text:style-name="P14"><text:span text:style-name="T10"/></text:p>
      <text:p text:style-name="P14"><text:span text:style-name="T10">&lt;div id="reserved"&gt;&lt;ul&gt;</text:span><text:span text:style-name="T12">&lt;</text:span><text:span text:style-name="T10">/ul&gt;&lt;/div&gt;</text:span></text:p>
      <text:p text:style-name="P14"><text:span text:style-name="T10">&lt;div id="selected"&gt;</text:span></text:p>
      <text:p text:style-name="P14"><text:span text:style-name="T10"><text:tab/>&lt;form action="save.php" method="post"&gt;</text:span></text:p>
      <text:p text:style-name="P14"><text:span text:style-name="T10"><text:tab/><text:tab/>&lt;input type="hidden" name="id_user" value="" /&gt;</text:span></text:p>
      <text:p text:style-name="P14"><text:span text:style-name="T10"><text:tab/><text:tab/>&lt;input type='submit' value=''/&gt;</text:span></text:p>
      <text:p text:style-name="P14"><text:span text:style-name="T10"><text:tab/>&lt;/form&gt;</text:span></text:p>
      <text:p text:style-name="P14"><text:span text:style-name="T10">&lt;/div&gt;</text:span></text:p>
      <text:p text:style-name="P14"><text:span text:style-name="T10"/></text:p>
      <text:p text:style-name="P13"><text:span text:style-name="T10">Kde na div s id cinema se spou</text:span><text:span text:style-name="T14">ští celý plugin (spouštíte ho ve scriptu, jde měnit id na který se plugin spustí). V divu reserved pak musí být seznam. Do tohoto seznamu si můžete vygenerovat obsazené elementy. V divu selected musí být form. Tento form může obsahovat tlačítko odeslat popřípadě id uživatele, ale není to podmínkou. Do formu pak script ukládá jednotlivá vybraná místa.</text:span></text:p>
      <text:p text:style-name="P13"><text:span text:style-name="T14"/></text:p>
      <text:h text:style-name="Heading_20_1" text:outline-level="1"><text:span text:style-name="T14">Závěr</text:span></text:h>
      <text:p text:style-name="P11"><text:span text:style-name="T14">Plugin byl navržen a implementován. K pluginu jsem též dodělal příklad, jak by se dal plugin použít. Jedná se o rezervační systém kina od výběru města po vybrání sedačky. Co se týče vývoje pluginu, kladl jsem důraz na vzhled. Proto si programátor který bude tento plugin implementovat nejen dát své obrázky, které se budou různě měnit při přejetí myší, ale dal jsem základní metody jako je právě přejetí myší, kliknutí na element a opuštění elementu programátorovi k překrytí. Může si tedy napsat své vlastní funkce a tak grafické funkce pluginu se mohou měnit s každou implementací a mohou tak snadno sladit s grafickým designem webové stránk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serif"/>
    <style:font-face style:name="Helvetica" svg:font-family="Helvetica, 'Helvetica CE', Arial, 'Arial CE', sans-serif"/>
    <style:font-face style:name="OpenSymbol" svg:font-family="OpenSymbol"/>
    <style:font-face style:name="Tahoma1" svg:font-family="Tahoma"/>
    <style:font-face style:name="Verdana" svg:font-family="Verdana, 'Arial CE', 'Helvetica CE', Arial, Helvetica, sans-serif"/>
    <style:font-face style:name="Helvetica1" svg:font-family="Helvetica, 'Helvetica CE', Arial, 'Arial CE', sans-serif"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H49M9S</meta:editing-duration>
    <meta:editing-cycles>12</meta:editing-cycles>
    <meta:generator>OpenOffice.org/3.3$Win32 OpenOffice.org_project/330m20$Build-9567</meta:generator>
    <dc:date>2012-12-01T17:17:42.16</dc:date>
    <dc:creator>Petr Kukrál</dc:creator>
    <meta:document-statistic meta:table-count="0" meta:image-count="0" meta:object-count="0" meta:page-count="6" meta:paragraph-count="144" meta:word-count="872" meta:character-count="5959"/>
    <meta:user-defined meta:name="Info 1"/>
    <meta:user-defined meta:name="Info 2"/>
    <meta:user-defined meta:name="Info 3"/>
    <meta:user-defined meta:name="Info 4"/>
  </office:meta>
</office:document-meta>
</file>